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list-style-name="L3"/>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6"/>
    <style:style style:name="P15" style:family="paragraph" style:parent-style-name="Standard" style:list-style-name="L7"/>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language="en" fo:country="US"/>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67561712" text:id="ct267561712">
          <text:insertion>
            <office:change-info>
              <dc:creator>Bob Jacobsen</dc:creator>
              <dc:date>2011-08-20T18:34:00</dc:date>
            </office:change-info>
          </text:insertion>
        </text:changed-region>
        <text:changed-region xml:id="ct267561808" text:id="ct267561808">
          <text:insertion>
            <office:change-info>
              <dc:creator>Bob Jacobsen</dc:creator>
              <dc:date>2011-08-20T18:35:00</dc:date>
            </office:change-info>
          </text:insertion>
        </text:changed-region>
        <text:changed-region xml:id="ct157244784" text:id="ct157244784">
          <text:insertion>
            <office:change-info>
              <dc:creator>Bob Jacobsen</dc:creator>
              <dc:date>2011-08-20T18:38:00</dc:date>
            </office:change-info>
          </text:insertion>
        </text:changed-region>
        <text:changed-region xml:id="ct267534992" text:id="ct267534992">
          <text:insertion>
            <office:change-info>
              <dc:creator>Bob Jacobsen</dc:creator>
              <dc:date>2011-09-10T20:28:00</dc:date>
            </office:change-info>
          </text:insertion>
        </text:changed-region>
        <text:changed-region xml:id="ct317689584" text:id="ct317689584">
          <text:deletion>
            <office:change-info>
              <dc:creator>Bob Jacobsen</dc:creator>
              <dc:date>2011-09-10T20:17:00</dc:date>
            </office:change-info>
            <text:list xml:id="list1568794827" text:style-name="L1">
              <text:list-item>
                <text:p text:style-name="P1"/>
              </text:list-item>
            </text:list>
            <text:h text:style-name="Heading_20_1" text:outline-level="1" text:is-list-header="true">Annotations to the Standard</text:h>
            <text:h text:style-name="Heading_20_2" text:outline-level="2" text:is-list-header="true">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1829261805" text:style-name="L2">
              <text:list-item>
                <text:p text:style-name="P2">Lorem ipsum dolor sit amet, consectetur adipiscing elit. </text:p>
              </text:list-item>
            </text:list>
            <text:p text:style-name="Standard">Sed consectetur, ipsum et egestas accumsan, felis erat ornare mauris, sit amet suscipit ante orci sed massa.</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list xml:id="list1583834399" text:continue-list="list1568794827" text:style-name="L1">
              <text:list-item>
                <text:p text:style-name="P1">Quisque sollicitudin tempor bibendum. Donec consectetur condimentum sollicitudin. Sed dignissim velit id felis lacinia at eleifend nisi laoreet. Vivamus tristique porta ornare. Vivamus feugiat dolor id lectus aliquet luctus.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change-start text:change-id="ct267561712"/></text:h>
      <text:p text:style-name="Standard">OpenLCB uses the “Simple Node Protocol” concept to <text:change-end text:change-id="ct267561712"/><text:change-start text:change-id="ct267561808"/>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 </text:p>
      <text:list xml:id="list1470424154" text:style-name="L6">
        <text:list-item>
          <text:p text:style-name="P14">indicate their presence (by sending Initialization Complete messages and replying to Verify Node messages)</text:p>
        </text:list-item>
        <text:list-item>
          <text:p text:style-name="P14">send and receive event reports (through PCER messages and associated reports)</text:p>
        </text:list-item>
        <text:list-item>
          <text:p text:style-name="P14">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889538372" text:style-name="L7">
        <text:list-item>
          <text:p text:style-name="P15">learn about the appearance of other nodes (by receiving Initialization Complete messages)</text:p>
        </text:list-item>
        <text:list-item>
          <text:p text:style-name="P15">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5">this</text:span>. <text:s/></text:p>
      <text:p text:style-name="Standard">Gateways <text:span text:style-name="T4">that</text:span> are serving network segments (e.g. single CAN segments) that contain only simple nodes may suppress unaddressed (global) messages that do not contain simple-node MTIs. <text:change-end text:change-id="ct267561808"/><text:change-start text:change-id="ct157244784"/></text:p>
      <text:h text:style-name="Heading_20_1" text:outline-level="1"><text:soft-page-break/>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text:p>
      <text:h text:style-name="Heading_20_2" text:outline-level="2">Messages Transmitted</text:h>
      <text:p text:style-name="Standard">Simple nodes may transmit any message, which must propagate correctly. </text:p>
      <text:h text:style-name="Heading_20_2" text:outline-level="2">Messages Received</text:h>
      <text:p text:style-name="Standard">Simple nodes must receive any message specifically addressed to them, plus the following unaddressed global messages:</text:p>
      <text:list xml:id="list220370698" text:style-name="L3">
        <text:list-item>
          <text:p text:style-name="P11">Verify Node ID – They need to receive this so that they can reply to it.</text:p>
        </text:list-item>
        <text:list-item>
          <text:p text:style-name="P11">Verified Node ID – They need to receive this because it's the reply to their own request, which might be used to e.g. locate a node for delayed sending of status</text:p>
        </text:list-item>
        <text:list-item>
          <text:p text:style-name="P11">Protocol Support Inquiry – They need to receive this so that they can reply to it.</text:p>
        </text:list-item>
        <text:list-item>
          <text:p text:style-name="P11">Identify Consumers, Identify Producers, Identify Events – <text:span text:style-name="T4">because</text:span> others will ask this of them</text:p>
        </text:list-item>
        <text:list-item>
          <text:p text:style-name="P11">Learn Event – so they can be programmed</text:p>
        </text:list-item>
        <text:list-item>
          <text:p text:style-name="P11">P/C Event Report – what they do for a living</text:p>
        </text:list-item>
      </text:list>
      <text:p text:style-name="Standard">In the future, additional MTIs will be defined. If simple nodes need to received them, the MTI will indicate that; see the MTI Allocation TN. </text:p>
      <text:h text:style-name="Heading_20_2" text:outline-level="2">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173367243" text:continue-list="list1583834399" text:style-name="L1">
        <text:list-item>
          <text:p text:style-name="P1">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1">Consumer Identified, Consumer Identify Range: These are of interest to gateways and configuration tools, but an individual producer does not need to know which (if any) nodes are consuming its produced events.</text:p>
        </text:list-item>
        <text:list-item>
          <text:p text:style-name="P1">Producer Identified, Producer Identify Range: These are of interest to gateways and configuration tools, but an individual consumer does not need to know which (if any) nodes are producing its consumed events.<text:change-end text:change-id="ct157244784"/><text:change-start text:change-id="ct267534992"/></text:p>
        </text:list-item>
        <text:list-item>
          <text:p text:style-name="P1"><text:change-end text:change-id="ct267534992"/><text:change text:change-id="ct317689584"/></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6"><text:s/>1 Introduction<text:tab/>1</text:p>
          <text:p text:style-name="P16"><text:s/>2 Protocol Description<text:tab/>2</text:p>
          <text:p text:style-name="P18"><text:s/>2.1 Messages Transmitted<text:tab/>2</text:p>
          <text:p text:style-name="P18"><text:s/>2.2 Messages Received<text:tab/>2</text:p>
          <text:p text:style-name="P18"><text:s/>2.3 Messages Not Received<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33500336" text:id="ct433500336">
            <text:deletion>
              <office:change-info>
                <dc:creator>Bob Jacobsen</dc:creator>
                <dc:date>2011-09-10T21:43:00</dc:date>
              </office:change-info>
              <text:p text:style-name="MP1">-CAN Praesent Gravida</text:p>
            </text:deletion>
          </text:changed-region>
          <text:changed-region xml:id="ct299870896" text:id="ct299870896">
            <text:insertion>
              <office:change-info>
                <dc:creator>Bob Jacobsen</dc:creator>
                <dc:date>2011-09-10T21:43: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433500336"/><text:change-start text:change-id="ct299870896"/> Simple Node Protocol Description<text:change-end text:change-id="ct299870896"/>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116" text:date-value="2011-09-10T21:43:40">9/10/2011</text:date></text:span></text:span></text:p>
      </style:footer>
    </style:master-page>
    <style:master-page style:name="First_20_Page" style:display-name="First Page" style:page-layout-name="Mpm2" style:next-style-name="Standard">
      <style:header>
        <text:tracked-changes>
          <text:changed-region xml:id="ct313819760" text:id="ct313819760">
            <text:deletion>
              <office:change-info>
                <dc:creator>Bob Jacobsen</dc:creator>
                <dc:date>2011-08-20T18:34:00</dc:date>
              </office:change-info>
              <text:p text:style-name="MP7">(title)</text:p>
            </text:deletion>
          </text:changed-region>
          <text:changed-region xml:id="ct313820000" text:id="ct313820000">
            <text:insertion>
              <office:change-info>
                <dc:creator>Bob Jacobsen</dc:creator>
                <dc:date>2011-08-20T18:34:00</dc:date>
              </office:change-info>
            </text:insertion>
          </text:changed-region>
          <text:changed-region xml:id="ct317570416" text:id="ct317570416">
            <text:insertion>
              <office:change-info>
                <dc:creator>Bob Jacobsen</dc:creator>
                <dc:date>2011-09-10T21:4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13819760"/><text:change-start text:change-id="ct313820000"/>Simple Node Protocol <text:change-end text:change-id="ct313820000"/><text:change-start text:change-id="ct317570416"/>Description<text:change-end text:change-id="ct31757041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9-10T21:43:40">Sep 10, 2011</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116" text:date-value="2011-09-10T21:43:40">9/10/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83</meta:editing-cycles>
    <meta:editing-duration>PT14H22M35S</meta:editing-duration>
    <meta:generator>OpenOffice.org/3.3$Unix OpenOffice.org_project/330m20$Build-9567</meta:generator>
    <dc:date>2011-09-10T21:43:40</dc:date>
    <dc:creator>Bob Jacobsen</dc:creator>
    <meta:document-statistic meta:table-count="1" meta:image-count="1" meta:object-count="0" meta:page-count="3" meta:paragraph-count="68" meta:word-count="1017" meta:character-count="6553"/>
    <meta:user-defined meta:name="Info 1"/>
    <meta:user-defined meta:name="Info 2"/>
    <meta:user-defined meta:name="Info 3"/>
    <meta:user-defined meta:name="Info 4"/>
  </office:meta>
</office:document-meta>
</file>